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aceff"/>
    </style:style>
    <style:style style:name="P2" style:family="paragraph" style:parent-style-name="Standard">
      <style:text-properties officeooo:rsid="0013d384" officeooo:paragraph-rsid="001aceff"/>
    </style:style>
    <style:style style:name="P3" style:family="paragraph" style:parent-style-name="Standard">
      <style:text-properties officeooo:paragraph-rsid="001aceff"/>
    </style:style>
    <style:style style:name="P4" style:family="paragraph" style:parent-style-name="Heading_20_2">
      <style:text-properties officeooo:paragraph-rsid="001aceff"/>
    </style:style>
    <style:style style:name="P5" style:family="paragraph" style:parent-style-name="Standard">
      <style:text-properties officeooo:rsid="001aceff" officeooo:paragraph-rsid="001aceff"/>
    </style:style>
    <style:style style:name="P6" style:family="paragraph" style:parent-style-name="Standard">
      <style:text-properties officeooo:rsid="001b682b" officeooo:paragraph-rsid="001b682b"/>
    </style:style>
    <style:style style:name="P7" style:family="paragraph" style:parent-style-name="Standard">
      <style:text-properties officeooo:rsid="001b1288" officeooo:paragraph-rsid="001aceff"/>
    </style:style>
    <style:style style:name="P8" style:family="paragraph" style:parent-style-name="Standard">
      <style:text-properties officeooo:rsid="00252a4a" officeooo:paragraph-rsid="00252a4a"/>
    </style:style>
    <style:style style:name="P9" style:family="paragraph" style:parent-style-name="Standard">
      <style:text-properties officeooo:paragraph-rsid="00252a4a"/>
    </style:style>
    <style:style style:name="P10" style:family="paragraph" style:parent-style-name="Standard">
      <style:text-properties officeooo:rsid="00254ca1" officeooo:paragraph-rsid="00254ca1"/>
    </style:style>
    <style:style style:name="P11" style:family="paragraph" style:parent-style-name="Standard">
      <style:text-properties officeooo:rsid="002682f2" officeooo:paragraph-rsid="002682f2"/>
    </style:style>
    <style:style style:name="P12" style:family="paragraph" style:parent-style-name="Standard">
      <style:text-properties officeooo:rsid="001f590e" officeooo:paragraph-rsid="001aceff"/>
    </style:style>
    <style:style style:name="T1" style:family="text">
      <style:text-properties officeooo:rsid="0013d384"/>
    </style:style>
    <style:style style:name="T2" style:family="text">
      <style:text-properties officeooo:rsid="001aceff"/>
    </style:style>
    <style:style style:name="T3" style:family="text">
      <style:text-properties officeooo:rsid="001b682b"/>
    </style:style>
    <style:style style:name="T4" style:family="text">
      <style:text-properties officeooo:rsid="001d37ed"/>
    </style:style>
    <style:style style:name="T5" style:family="text">
      <style:text-properties officeooo:rsid="001c6db5"/>
    </style:style>
    <style:style style:name="T6" style:family="text">
      <style:text-properties officeooo:rsid="001ee87c"/>
    </style:style>
    <style:style style:name="T7" style:family="text">
      <style:text-properties officeooo:rsid="001fa426"/>
    </style:style>
    <style:style style:name="T8" style:family="text">
      <style:text-properties officeooo:rsid="002346bc"/>
    </style:style>
    <style:style style:name="T9" style:family="text">
      <style:text-properties officeooo:rsid="00242d43"/>
    </style:style>
    <style:style style:name="T10" style:family="text">
      <style:text-properties officeooo:rsid="00252a4a"/>
    </style:style>
    <style:style style:name="T11" style:family="text">
      <style:text-properties officeooo:rsid="0023cf86"/>
    </style:style>
    <style:style style:name="T12" style:family="text">
      <style:text-properties officeooo:rsid="00254ca1"/>
    </style:style>
    <style:style style:name="T13" style:family="text">
      <style:text-properties officeooo:rsid="002682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YBR-1200 Security+ Certification</text:h>
      <text:p text:style-name="P2"/>
      <text:p text:style-name="P3"><text:span text:style-name="T1">Week </text:span><text:span text:style-name="T2">1</text:span><text:span text:style-name="T1"> Playbook Entry: </text:span><text:span text:style-name="T2">Introduction to Security and Malware Attacks</text:span></text:p>
      <text:p text:style-name="P3"/>
      <text:h text:style-name="P4" text:outline-level="2">Summary of Key Concepts</text:h>
      <text:p text:style-name="P2"/>
      <text:p text:style-name="P5">Cybersecurity is the practice of protecting digital assets <text:span text:style-name="T3">from cyberattacks</text:span>. <text:s/>Information Security is a high-level plan an organization us<text:span text:style-name="T3">es to make sure it’s data is protected.</text:span></text:p>
      <text:p text:style-name="P5"/>
      <text:p text:style-name="P6"><text:span text:style-name="T4">Information Security</text:span> relies on <text:span text:style-name="T4">three crucial components: </text:span>confidentiality, integrity and availability. <text:s/><text:span text:style-name="T5">These basic </text:span><text:span text:style-name="T4">tenets</text:span><text:span text:style-name="T5"> are lovingly referred to as the “CIA Triad” and form the platform of a strong Information Security strategy.</text:span></text:p>
      <text:p text:style-name="P7"/>
      <text:h text:style-name="P4" text:outline-level="2">Key Takeaways</text:h>
      <text:p text:style-name="P3"/>
      <text:p text:style-name="P3">- <text:span text:style-name="T6">Threat vectors are targets to be attacked and threat actors are the attackers</text:span></text:p>
      <text:p text:style-name="P3">- <text:span text:style-name="T7">Frameworks provide guidelines for organizations to outline and implement their own policies and procedures </text:span></text:p>
      <text:p text:style-name="P3">- <text:span text:style-name="T8">A</text:span><text:span text:style-name="T7"> very popular threat vector is humans, it is easy to take advantage of our naivety and emotion </text:span></text:p>
      <text:p text:style-name="P3">- <text:span text:style-name="T9">A list of threat actors includes: unskilled attackers, Shadow IT, Organized Crime, Insider Threats, Hacktivists, Nation-State Actors, Competitors, Brokers, and Cyberterrorists</text:span></text:p>
      <text:p text:style-name="P3"/>
      <text:h text:style-name="P4" text:outline-level="2">Tools and Techniques Used</text:h>
      <text:p text:style-name="P3"/>
      <text:p text:style-name="P8">Haveibeenpwned.com – for checking if our email shows up in a database that’s been compromised.</text:p>
      <text:p text:style-name="P8">Nmap – network scanner</text:p>
      <text:p text:style-name="P9"><text:span text:style-name="T10">Defender Firewall – a windows firewall</text:span></text:p>
      <text:p text:style-name="P3"/>
      <text:h text:style-name="P4" text:outline-level="2">Lab Summary</text:h>
      <text:p text:style-name="P3"><text:line-break/><text:span text:style-name="T11">Lab 3-1: Data Protection Strategies</text:span><text:line-break/>- **Objective:**</text:p>
      <text:p text:style-name="P3"><text:tab/> <text:span text:style-name="T12">To discover unnecessary ports and close them using a OS native firewall</text:span><text:line-break/>- **Steps Performed:**</text:p>
      <text:p text:style-name="P3"><text:tab/> <text:span text:style-name="T12">First we opened up web and mysql ports on one machine, used nmap to scan for them on another machine and then used windows firewall to close those ports</text:span><text:line-break/>- **Results:** </text:p>
      <text:p text:style-name="P3"><text:tab/><text:span text:style-name="T12">We wouldn’t be able to breach any vulnerabilities on the web or mysql ports if there was a vulnerability</text:span><text:line-break/>- **Reflection:** </text:p>
      <text:p text:style-name="P3"><text:tab/><text:span text:style-name="T12">Nmap is still the tool to use for port scanning</text:span></text:p>
      <text:p text:style-name="P10"><text:tab/>Windows has a native firewall, that’s new to me.</text:p>
      <text:p text:style-name="P3"/>
      <text:p text:style-name="P10"><text:soft-page-break/>There was another lab I believe where we installed an old version of Adobe Reader and tried to exploit it’s vulnerability – but it’s vulnerability was tied to WindowsXP and not Windows11 –so nothing malicious happened but we got to see how to breach a threat vector.</text:p>
      <text:h text:style-name="P4" text:outline-level="2">Real-World Application</text:h>
      <text:p text:style-name="P3"/>
      <text:p text:style-name="P3"><text:span text:style-name="T13">IIS is a web server that’s had many vulnerabilities over the years. <text:s/>People use those vulnerabilities to take down the webserver, or hack into it to display their own agenda on a companies website</text:span><text:line-break/></text:p>
      <text:h text:style-name="P4" text:outline-level="2">Questions or Future Goals</text:h>
      <text:p text:style-name="P3"/>
      <text:p text:style-name="P11">It would be fun to learn what it takes to do network audits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Lucida Sans1" style:font-family-complex="'Lucida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08:11:12.071000000</meta:creation-date>
    <dc:date>2025-01-25T11:47:40.197000000</dc:date>
    <meta:editing-duration>PT13M15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26" meta:word-count="367" meta:character-count="2306" meta:non-whitespace-character-count="1945"/>
  </office:meta>
</office:document-meta>
</file>